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start"/>
      <style:text-properties style:text-line-through-style="none" style:font-name="Times New Roman1" fo:font-size="14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text form:name="prenomUser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User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lephoneUser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mailUser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oteUser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omUser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seudoUser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utilisateur</text:p>
      <text:p text:style-name="P2"/>
      <text:p text:style-name="P2"/>
      <text:p text:style-name="P4">Nom d'utilisateur : <text:s/><draw:control text:anchor-type="as-char" svg:y="-0.39cm" draw:z-index="6" draw:style-name="gr2" draw:text-style-name="P5" svg:width="4.4cm" svg:height="0.562cm" draw:control="control7"/></text:p>
      <text:p text:style-name="P3"/>
      <text:p text:style-name="P4">Nom :<text:tab/><text:tab/><draw:control text:anchor-type="as-char" svg:y="-0.508cm" draw:z-index="5" draw:style-name="gr2" draw:text-style-name="P5" svg:width="5.254cm" svg:height="0.68cm" draw:control="control6"/></text:p>
      <text:p text:style-name="P4">Prénom :<text:tab/><draw:control text:anchor-type="as-char" draw:z-index="0" draw:style-name="gr1" draw:text-style-name="P5" svg:width="5.88cm" svg:height="0.555cm" draw:control="control1"/></text:p>
      <text:p text:style-name="P4"/>
      <text:p text:style-name="P4">Adresse :<text:tab/><draw:control text:anchor-type="as-char" svg:y="-0.446cm" draw:z-index="1" draw:style-name="gr2" draw:text-style-name="P5" svg:width="9.078cm" svg:height="0.639cm" draw:control="control2"/></text:p>
      <text:p text:style-name="P4">Téléphone :<text:tab/><draw:control text:anchor-type="as-char" draw:z-index="2" draw:style-name="gr1" draw:text-style-name="P5" svg:width="5.134cm" svg:height="0.634cm" draw:control="control3"/></text:p>
      <text:p text:style-name="P4">E-mail :<text:tab/><draw:control text:anchor-type="as-char" draw:z-index="3" draw:style-name="gr1" draw:text-style-name="P5" svg:width="7.467cm" svg:height="0.611cm" draw:control="control4"/></text:p>
      <text:p text:style-name="P4"/>
      <text:p text:style-name="P4">Note :<text:tab/><text:tab/><draw:control text:anchor-type="as-char" draw:z-index="4" draw:style-name="gr1" draw:text-style-name="P5" svg:width="0.9cm" svg:height="0.634cm" draw:control="control5"/>/ 5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mael cussac</meta:initial-creator>
    <meta:creation-date>2014-11-02T21:18:59.95</meta:creation-date>
    <dc:date>2014-11-06T22:05:23.31</dc:date>
    <dc:creator>Ismael cussac</dc:creator>
    <meta:editing-duration>PT20M22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19" meta:character-count="103"/>
  </office:meta>
</office:document-meta>
</file>